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f863" officeooo:paragraph-rsid="0014f863"/>
    </style:style>
    <style:style style:name="P2" style:family="paragraph" style:parent-style-name="Standard">
      <style:text-properties officeooo:paragraph-rsid="0014f863"/>
    </style:style>
    <style:style style:name="P3" style:family="paragraph" style:parent-style-name="Text_20_body">
      <style:text-properties officeooo:rsid="001603d1" officeooo:paragraph-rsid="001603d1"/>
    </style:style>
    <style:style style:name="P4" style:family="paragraph" style:parent-style-name="Text_20_body">
      <style:text-properties officeooo:rsid="001ac068" officeooo:paragraph-rsid="001ac068"/>
    </style:style>
    <style:style style:name="P5" style:family="paragraph" style:parent-style-name="Standard">
      <style:text-properties officeooo:rsid="0014f863" officeooo:paragraph-rsid="0014f863"/>
    </style:style>
    <style:style style:name="P6" style:family="paragraph" style:parent-style-name="Standard">
      <style:text-properties officeooo:rsid="001cdf3c" officeooo:paragraph-rsid="001cdf3c"/>
    </style:style>
    <style:style style:name="P7" style:family="paragraph" style:parent-style-name="Heading_20_3">
      <style:text-properties officeooo:rsid="0014f863"/>
    </style:style>
    <style:style style:name="T1" style:family="text">
      <style:text-properties officeooo:rsid="0014f863"/>
    </style:style>
    <style:style style:name="T2" style:family="text">
      <style:text-properties style:text-position="super 58%"/>
    </style:style>
    <style:style style:name="T3" style:family="text">
      <style:text-properties style:font-name="sans-serif" fo:font-size="9.75pt"/>
    </style:style>
    <style:style style:name="T4" style:family="text">
      <style:text-properties style:font-name="sans-serif" fo:font-size="9.75pt" officeooo:rsid="0014f863"/>
    </style:style>
    <style:style style:name="T5" style:family="text">
      <style:text-properties officeooo:rsid="00173b10"/>
    </style:style>
    <style:style style:name="T6" style:family="text">
      <style:text-properties officeooo:rsid="001bf3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February 9<text:span text:style-name="T2">th</text:span>. 2014</text:p>
      <text:p text:style-name="P1">Homework #4.A</text:p>
      <text:p text:style-name="P6">2 hours</text:p>
      <text:p text:style-name="P1">Response to:</text:p>
      <text:p text:style-name="P2"><text:span text:style-name="T4">P. </text:span><text:span text:style-name="T3">Kuckertz, J. Ansari, J. Riihijarvi, P. Mahonen, "Sniper Fire Localization using Wireless Sensor Networks and Genetic Algorithm based Data Fusion," Proceedings of the Military Communications Conference (MILCOM), pp.1-8, 2007. </text:span></text:p>
      <text:h text:style-name="P7" text:outline-level="3">Summary</text:h>
      <text:p text:style-name="P3">When a single gunfire occurs, actions need to be taken in determining the origin of the shot and locate the threat. To accomplish this, a wireless sensor network can be deployed that will use supersonic noise detection to identify the different times that the shot is heard at different locations, and deduce the trajectory of the bullet, revealing the origin.</text:p>
      <text:h text:style-name="Heading_20_3" text:outline-level="3"><text:span text:style-name="T1">G</text:span>oal</text:h>
      <text:p text:style-name="P3">Leverage the characteristics of a supersonic shot's noise pattern to find its trajectory. Using a network of wireless sensors with <text:span text:style-name="T5">shockwave detecting sensors, the TOAs (time of arrival) will be fed into a genetic algorithm to estimate the azimuth angle and elevation angle, which describe the bullet trajectory.</text:span></text:p>
      <text:h text:style-name="P7" text:outline-level="3">Done</text:h>
      <text:p text:style-name="P3"><text:span text:style-name="T5">To measure various TOAs, a senor network is needed to gather the data, then to process the times, a more powerful computer will be necessary, due to the complexity of the model calculations, so a gateway will directly receive the transmissions. </text:span>The <text:span text:style-name="T5">sensor motes to be used will be MICA2s with analog shockwave sensors, and running TinyOS. The senor itself is not specified, but there is a specification not to use the onboard ADC duel to low sampling rates, but so long as the actual sound level isn't needed, this is acceptable. When a shockwave is detected (unspecified how), the time and duration of the shockwave will be recorded, and the TOA will be calculated on-mote, then returned to the basestation. The genetic algorithm designed is a 7-parameter given (X, Y, Z, azimuth, elevation, projectile velocity, and a set of nodes to be considered. I'll be honest in stating that I really have no idea how their genetic algorithm works. They specify what happens during the gene-evolution, but it doesn't really mean anything to me. To supplement their model, and to analyze the genetic algorithm, a simulation was made to gather test-measurements. Each node is given a random TOA error, which was attributed with the actual accuracy in the motes. Then a known shot is made, the times predicted for the nodes, and the TOA set given to the genetic algorithm to determine the trajectory, which is compared against the original for error analysis.</text:span></text:p>
      <text:h text:style-name="Heading_20_3" text:outline-level="3"><text:span text:style-name="T1">Fi</text:span>nd<text:span text:style-name="T1">ings</text:span></text:h>
      <text:p text:style-name="P4">What they found is that their genetic algorithm estimates less than 3 degrees of error in both the azimuth and elevation, with the exception of a few outliers, and can therefore accurately determine direction. They did some small real-world test in a small-bore shooting range within a 6m range, but did not get any quantitative results. The point of which is only to say that they got the hardware working.</text:p>
      <text:h text:style-name="Heading_20_3" text:outline-level="3"><text:span text:style-name="T1">F</text:span>ield <text:span text:style-name="T1">Impact</text:span></text:h>
      <text:p text:style-name="P4">This paper shows an excellent extension to the usecases of wireless sensor networks. Primarily, it shows the possibilties of sensed data. The entire point behind designing a wireless sensor network is to gather useful data that can be used to make new determinations, detect important scenarios, and <text:soft-page-break/>work as a basis for predictions. The determination of bullet origins exemplifies how useful sensor network data can be.</text:p>
      <text:h text:style-name="Heading_20_3" text:outline-level="3">Discussion</text:h>
      <text:p text:style-name="P4">The simulation, I feel, was very appropriate for the situation. The errors introduced into the simulation are said to come from real-world data, which is very important in validating the simulation usefulness. There are some assumptions made that are important to mention, but seem to meet the nature of the project. The positions of all the sensors needs to be known, which is acceptable <text:span text:style-name="T6">given that the environment will be a pre-planned critical target location. The battery life is ignored, which would make sense for an incredibly short-term deployment (1 day at most seems reasonable?) Finally, the time synchronization would be acceptable to assume if each mote gets its location and time from GPS, which is high-powered and accurate, and fits with the battery and mote-localization requirement mentioned before. The main place I can really question is the genetic algorithm, which seem a bit hand-wavey, though I also don't actually know anything about them, so it may actually be a very good estim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7:30:17.399102401</meta:creation-date>
    <dc:date>2014-02-10T08:45:29.370830644</dc:date>
    <meta:editing-duration>PT2H5M37S</meta:editing-duration>
    <meta:editing-cycles>4</meta:editing-cycles>
    <meta:generator>LibreOffice/4.1.4.2$Linux_X86_64 LibreOffice_project/410m0$Build-2</meta:generator>
    <meta:document-statistic meta:table-count="0" meta:image-count="0" meta:object-count="0" meta:page-count="2" meta:paragraph-count="18" meta:word-count="699" meta:character-count="4287" meta:non-whitespace-character-count="3605"/>
  </office:meta>
</office:document-meta>
</file>